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812ed"/>
    </style:style>
    <style:style style:name="P2" style:family="paragraph" style:parent-style-name="Standard">
      <style:text-properties officeooo:paragraph-rsid="001812ed"/>
    </style:style>
    <style:style style:name="P3" style:family="paragraph" style:parent-style-name="Table_20_Contents">
      <style:text-properties style:font-name="Liberation Mono" fo:font-size="10pt" officeooo:paragraph-rsid="001812ed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812ed" officeooo:paragraph-rsid="001812ed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812ed" officeooo:paragraph-rsid="001812ed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812ed" officeooo:paragraph-rsid="0018f027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paragraph-rsid="001812ed" style:font-name-asian="Courier New" style:font-size-asian="10pt" style:font-name-complex="Liberation Mono" style:font-size-complex="10pt"/>
    </style:style>
    <style:style style:name="T1" style:family="text">
      <style:text-properties officeooo:rsid="001812ed"/>
    </style:style>
    <style:style style:name="T2" style:family="text">
      <style:text-properties officeooo:rsid="0018f0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4">44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4">Add Multimedia</text:p>
          </table:table-cell>
        </table:table-row>
        <table:table-row>
          <table:table-cell table:style-name="Table1.A2" office:value-type="string">
            <text:p text:style-name="P3">Included Cases</text:p>
          </table:table-cell>
          <table:table-cell table:style-name="Table1.B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Priority</text:p>
          </table:table-cell>
          <table:table-cell table:style-name="Table1.B2" office:value-type="string">
            <text:p text:style-name="P3">Needed</text:p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B2" office:value-type="string">
            <text:p text:style-name="P4">Main UI / WS 2</text:p>
          </table:table-cell>
        </table:table-row>
        <table:table-row>
          <table:table-cell table:style-name="Table1.A2" office:value-type="string">
            <text:p text:style-name="P3">Brief Description</text:p>
          </table:table-cell>
          <table:table-cell table:style-name="Table1.B2" office:value-type="string">
            <text:p text:style-name="P4">Multimedia needs to be <text:span text:style-name="T2">able to be associated</text:span> with entities, and should be able to do <text:span text:style-name="T2">be associated with and entity when it is added</text:span></text:p>
            <text:p text:style-name="P3"/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4"><text:s text:c="3"/>1. A blank multimedia gets clicked on</text:p>
            <text:p text:style-name="P6"><text:s text:c="3"/>2. The add multimedia hotkey for sound / image is </text:p>
            <text:p text:style-name="P6"><text:s text:c="6"/>pressed</text:p>
            <text:p text:style-name="P6"><text:s text:c="3"/>3. A multimedia file gets dragged onto appropriate </text:p>
            <text:p text:style-name="P6"><text:s text:c="6"/>location</text:p>
            <text:p text:style-name="P6"/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<text:s text:c="3"/>1. Dungeon Master</text:p>
            <text:p text:style-name="P3"><text:s text:c="3"/>2. Co Dungeon Master</text:p>
            <text:p text:style-name="P3"/>
          </table:table-cell>
        </table:table-row>
        <table:table-row>
          <table:table-cell table:style-name="Table1.A2" office:value-type="string">
            <text:p text:style-name="P3">Inputs</text:p>
          </table:table-cell>
          <table:table-cell table:style-name="Table1.B2" office:value-type="string">
            <text:p text:style-name="P4">See 45 Edit Multimedia</text:p>
            <text:p text:style-name="P4"/>
          </table:table-cell>
        </table:table-row>
        <table:table-row>
          <table:table-cell table:style-name="Table1.A2" office:value-type="string">
            <text:p text:style-name="P3">Outputs</text:p>
          </table:table-cell>
          <table:table-cell table:style-name="Table1.B2" office:value-type="string">
            <text:p text:style-name="P4">See 45 Edit Multimedia</text:p>
            <text:p text:style-name="P4"/>
          </table:table-cell>
        </table:table-row>
        <table:table-row>
          <table:table-cell table:style-name="Table1.A2" office:value-type="string">
            <text:p text:style-name="P3">Main Flow</text:p>
          </table:table-cell>
          <table:table-cell table:style-name="Table1.B2" office:value-type="string">
            <text:p text:style-name="P4">See 45 Edit Multimedia</text:p>
            <text:p text:style-name="P3"/>
          </table:table-cell>
        </table:table-row>
        <table:table-row>
          <table:table-cell table:style-name="Table1.A2" office:value-type="string">
            <text:p text:style-name="P3">Alternate Flows</text:p>
          </table:table-cell>
          <table:table-cell table:style-name="Table1.B2" office:value-type="string">
            <text:p text:style-name="P3"><text:span text:style-name="T1">See 45 Edit Multimedia</text:span>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13:25.730000000</dc:date>
    <meta:editing-duration>PT9M56S</meta:editing-duration>
    <meta:editing-cycles>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03" meta:character-count="584" meta:non-whitespace-character-count="481"/>
  </office:meta>
</office:document-meta>
</file>